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fill="solid" draw:fill-color="#0000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2cm" svg:x="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1cm" svg:height="2cm" svg:x="16.9cm" svg:y="5.1cm">
          <text:p text:style-name="P1">Unidad de E/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6cm" svg:height="2cm" svg:x="10cm" svg:y="5cm">
          <text:p text:style-name="P1">Memor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13cm" svg:height="6.1cm" svg:x="10cm" svg:y="8.9cm"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583.7360439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6cm" svg:height="2cm" svg:x="10.8cm" svg:y="12.4cm">
          <text:p text:style-name="P1">Unidad de 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6cm" svg:height="2.1cm" svg:x="10.8cm" svg:y="9.7cm">
          <text:p text:style-name="P1">Unidad </text:p>
          <text:p text:style-name="P1">Lógico-Aritmét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4" draw:text-style-name="P1" draw:layer="layout" svg:width="3.5cm" svg:height="0.9cm" svg:x="18.8cm" svg:y="11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cm" svg:height="0.9cm" svg:x="18.799cm" svg:y="12.3cm">
            <text:p text:style-name="P1">Registr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0.9cm" svg:x="18.799cm" svg:y="13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1" xml:id="id2" draw:id="id2" draw:layer="layout" svg:x1="10.1cm" svg:y1="8cm" svg:x2="23cm" svg:y2="8cm">
          <text:p/>
        </draw:line>
        <draw:connector draw:style-name="gr6" draw:text-style-name="P1" draw:layer="layout" draw:line-skew="-0.6cm" svg:x1="12.3cm" svg:y1="7cm" svg:x2="10.1cm" svg:y2="8cm" draw:start-shape="id1" draw:start-glue-point="2" draw:end-shape="id2" svg:d="m12300 7000v1000h-2200v0">
          <text:p/>
        </draw:connector>
        <draw:connector draw:style-name="gr6" draw:text-style-name="P1" draw:layer="layout" draw:line-skew="-0.6cm" svg:x1="19.95cm" svg:y1="7.1cm" svg:x2="23cm" svg:y2="8cm" draw:start-shape="id3" draw:start-glue-point="2" draw:end-shape="id2" svg:d="m19950 7100v900h3050v0">
          <text:p/>
        </draw:connector>
        <draw:line draw:style-name="gr5" draw:text-style-name="P1" xml:id="id5" draw:id="id5" draw:layer="layout" svg:x1="17.9cm" svg:y1="9.8cm" svg:x2="17.9cm" svg:y2="14.2cm">
          <text:p/>
        </draw:line>
        <draw:connector draw:style-name="gr6" draw:text-style-name="P1" draw:layer="layout" draw:line-skew="-0.6cm" svg:x1="16.8cm" svg:y1="10.75cm" svg:x2="17.9cm" svg:y2="9.8cm" draw:start-shape="id4" draw:start-glue-point="1" draw:end-shape="id5" svg:d="m16800 10750h1100v-950 0">
          <text:p/>
        </draw:connector>
        <draw:connector draw:style-name="gr6" draw:text-style-name="P1" draw:layer="layout" draw:line-skew="-0.6cm" svg:x1="16.8cm" svg:y1="13.4cm" svg:x2="17.9cm" svg:y2="14.2cm" draw:start-shape="id6" draw:start-glue-point="1" draw:end-shape="id5" svg:d="m16800 13400h1100v800 0">
          <text:p/>
        </draw:connector>
        <draw:connector draw:style-name="gr6" draw:text-style-name="P1" draw:layer="layout" draw:line-skew="0.6cm" svg:x1="17.9cm" svg:y1="12cm" svg:x2="18.799cm" svg:y2="12.749cm" draw:start-shape="id5" draw:start-glue-point="1" draw:end-shape="id7" draw:end-glue-point="3" svg:d="m17900 12000v0 749h899">
          <text:p/>
        </draw:connector>
        <draw:connector draw:style-name="gr6" draw:text-style-name="P1" draw:layer="layout" draw:line-skew="0.6cm" svg:x1="16.55cm" svg:y1="8cm" svg:x2="16.5cm" svg:y2="8.9cm" draw:start-shape="id2" draw:start-glue-point="0" draw:end-shape="id8" draw:end-glue-point="0" svg:d="m16550 8000v0h-50v900">
          <text:p/>
        </draw:connector>
        <draw:frame draw:style-name="gr7" draw:layer="layout" svg:width="2.04cm" svg:height="1.162cm" svg:x="19.56cm" svg:y="9.6cm">
          <draw:text-box>
            <text:p>CP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4T13:40:34</meta:creation-date>
    <dc:date>2013-04-24T14:15:12</dc:date>
    <meta:editing-duration>PT4M17S</meta:editing-duration>
    <meta:editing-cycles>1</meta:editing-cycles>
    <meta:document-statistic meta:object-count="19"/>
    <meta:generator>LibreOffice/3.5$Linux_x86 LibreOffice_project/350m1$Build-2</meta:generator>
  </office:meta>
</office:document-meta>
</file>